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draw:stroke="solid" svg:stroke-width="0.01389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2">
      <style:graphic-properties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7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4" draw:style-name="a779" draw:master-page-name="Master1-Layout2-obj-Title-and-Content" presentation:presentation-page-layout-name="Master1-PPL2" draw:id="Slide-259">
        <draw:frame draw:id="id71" presentation:style-name="a782" draw:name="Title 1" svg:x="0.91667in" svg:y="0.39931in" svg:width="11.5in" svg:height="1.44965in" presentation:class="title" presentation:placeholder="false">
          <draw:text-box>
            <text:p text:style-name="a781" text:class-names="" text:cond-style-name=""><text:span text:style-name="a780" text:class-names="">A Quick Glance(Jan 2014 – Feb 2015)<text:line-break/></text:span></text:p>
          </draw:text-box>
          <svg:title/>
          <svg:desc/>
        </draw:frame>
        <draw:frame draw:id="id72" presentation:style-name="a801" draw:name="Content Placeholder 2" svg:x="0.91667in" svg:y="1.58in" svg:width="3.71333in" svg:height="5.17521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Total revenue<text:s text:c="1"/></text:span><text:span text:style-name="a784" text:class-names="">$21.2M</text:span><text:span text:style-name="a785" text:class-names="">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Bacardi's overall market share:<text:s text:c="1"/></text:span><text:span text:style-name="a789" text:class-names="">5.41%</text:span><text:span text:style-name="a790" text:class-names="">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Total Iowa liquor market size:<text:s text:c="1"/></text:span><text:span text:style-name="a794" text:class-names="">$392.3M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  <draw:frame draw:id="id73" draw:style-name="a802" draw:name="Chart 3" svg:x="5.07in" svg:y="1.12413in" svg:width="6.90667in" svg:height="4.92in" style:rel-width="scale" style:rel-height="scale">
          <draw:object xlink:href="Object 1/" xlink:type="simple" xlink:show="embed" xlink:actuate="onLoad"/>
          <svg:title/>
          <svg:desc/>
        </draw:frame>
        <presentation:notes draw:style-name="a814">
          <draw:page-thumbnail draw:page-number="2" svg:x="0.75in" svg:y="1.25in" svg:width="6in" svg:height="3.375in" presentation:class="page" draw:id="id74" presentation:style-name="a803" draw:name="Slide Image Placeholder 1">
            <svg:title/>
            <svg:desc/>
          </draw:page-thumbnail>
          <draw:frame draw:id="id75" presentation:style-name="a809" draw:name="Notes Placeholder 2" svg:x="0.75in" svg:y="4.8125in" svg:width="6in" svg:height="3.9375in" presentation:class="notes" presentation:placeholder="false">
            <draw:text-box>
              <text:p text:style-name="a806" text:class-names="" text:cond-style-name=""><text:span text:style-name="a804" text:class-names="">Excel used: market position</text:span><text:span text:style-name="a805" text:class-names=""/></text:p>
              <text:p text:style-name="a808" text:class-names="" text:cond-style-name=""><text:span text:style-name="a807" text:class-names=""/></text:p>
            </draw:text-box>
            <svg:title/>
            <svg:desc/>
          </draw:frame>
          <draw:frame draw:id="id76" draw:style-name="a813" draw:name="Slide Number Placeholder 3" svg:x="4.24826in" svg:y="9.49826in" svg:width="3.25in" svg:height="0.50174in">
            <draw:text-box>
              <text:p text:style-name="a812" text:class-names="" text:cond-style-name=""><text:span text:style-name="a810" text:class-names=""><text:page-number style:num-format="1" text:fixed="false">3</text:page-number></text:span><text:span text:style-name="a811" text:class-names=""/></text:p>
            </draw:text-box>
            <svg:title/>
            <svg:desc/>
          </draw:frame>
        </presentation:notes>
      </draw:page>
      <draw:page draw:name="Slide2" draw:style-name="a815" draw:master-page-name="Master1-Layout2-obj-Title-and-Content" presentation:presentation-page-layout-name="Master1-PPL2" draw:id="Slide-257">
        <draw:frame draw:id="id77" presentation:style-name="a822" draw:name="Title 1" svg:x="0.91667in" svg:y="0.39931in" svg:width="11.5in" svg:height="1.44965in" presentation:class="title" presentation:placeholder="false">
          <draw:text-box>
            <text:p text:style-name="a821" text:class-names="" text:cond-style-name=""><text:span text:style-name="a816" text:class-names="">A</text:span><text:span text:style-name="a817" text:class-names=""><text:s text:c="1"/></text:span><text:span text:style-name="a818" text:class-names="">Quick Glance</text:span><text:span text:style-name="a819" text:class-names="">(Jan 2014 – Feb 2015)<text:line-break/></text:span><text:span text:style-name="a820" text:class-names=""/></text:p>
          </draw:text-box>
          <svg:title/>
          <svg:desc/>
        </draw:frame>
        <draw:frame draw:id="id78" presentation:style-name="a859" draw:name="Content Placeholder 2" svg:x="0.91667in" svg:y="1.57431in" svg:width="11.5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Average bottle price:<text:s text:c="1"/></text:span><text:span text:style-name="a827" text:class-names="">$17.45</text:span><text:span text:style-name="a828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1" text:class-names="">Active retail locations:<text:s text:c="1"/></text:span><text:span text:style-name="a832" text:class-names="">1,322</text:span><text:span text:style-name="a833" text:class-names=""><text:s text:c="1"/>stores across Iowa</text:span></text:p>
              </text:list-item>
            </text:list>
            <text:list text:style-name="a840">
              <text:list-item>
                <text:p text:style-name="a839" text:class-names="" text:cond-style-name=""><text:span text:style-name="a836" text:class-names="">Number of unique products (SKUs):<text:s text:c="1"/></text:span><text:span text:style-name="a837" text:class-names="">100+</text:span><text:span text:style-name="a838" text:class-names=""><text:s text:c="1"/>items ranging from minis to 1.75L formats</text:span></text:p>
              </text:list-item>
            </text:list>
            <text:list text:style-name="a845">
              <text:list-item>
                <text:p text:style-name="a844" text:class-names="" text:cond-style-name=""><text:span text:style-name="a841" text:class-names="">Top county by revenue:<text:s text:c="1"/></text:span><text:span text:style-name="a842" text:class-names="">Polk County</text:span><text:span text:style-name="a843" text:class-names=""><text:s text:c="1"/>($5.0M) — home to Des Moines</text:span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Top store:<text:s text:c="1"/></text:span><text:span text:style-name="a847" text:class-names="">Hy-Vee #3 / BDI / Des Moines</text:span><text:span text:style-name="a848" text:class-names=""><text:s text:c="1"/>at $983K</text:span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Top product:<text:s text:c="1"/></text:span><text:span text:style-name="a852" text:class-names="">Bacardi Superior Rum</text:span><text:span text:style-name="a853" text:class-names=""><text:s text:c="1"/>— $4.9M revenue, 32,552 transaction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  <presentation:notes draw:style-name="a871">
          <draw:page-thumbnail draw:page-number="3" svg:x="0.75in" svg:y="1.25in" svg:width="6in" svg:height="3.375in" presentation:class="page" draw:id="id79" presentation:style-name="a860" draw:name="Slide Image Placeholder 1">
            <svg:title/>
            <svg:desc/>
          </draw:page-thumbnail>
          <draw:frame draw:id="id80" presentation:style-name="a867" draw:name="Notes Placeholder 2" svg:x="0.75in" svg:y="4.8125in" svg:width="6in" svg:height="3.9375in" presentation:class="notes" presentation:placeholder="false">
            <draw:text-box>
              <text:p text:style-name="a864" text:class-names="" text:cond-style-name=""><text:span text:style-name="a861" text:class-names="">Average bottle price:<text:s text:c="1"/></text:span><text:span text:style-name="a862" text:class-names="">$17.45&gt;&gt;</text:span><text:span text:style-name="a863" text:class-names=""><text:s text:c="1"/>placing Bacardi firmly in the mid-tier price bracket</text:span></text:p>
              <text:p text:style-name="a866" text:class-names="" text:cond-style-name=""><text:span text:style-name="a865" text:class-names=""/></text:p>
            </draw:text-box>
            <svg:title/>
            <svg:desc/>
          </draw:frame>
          <draw:frame draw:id="id81" draw:style-name="a870" draw:name="Slide Number Placeholder 3" svg:x="4.24826in" svg:y="9.49826in" svg:width="3.25in" svg:height="0.50174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onur karaer</meta:initial-creator>
    <dc:creator>onur karaer</dc:creator>
    <meta:creation-date>2026-04-29T17:42:31Z</meta:creation-date>
    <dc:date>2026-04-29T20:39:52Z</dc:date>
    <meta:editing-cycles>1</meta:editing-cycles>
    <meta:editing-duration>PT10641S</meta:editing-duration>
    <meta:document-statistic meta:paragraph-count="18" meta:word-count="1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</office:automatic-styles>
  <office:body>
    <office:chart>
      <chart:chart chart:class="chart:ring" svg:height="354.24pt" svg:width="497.28pt" chart:style-name="Crt0">
        <chart:title chart:style-name="CT00">
          <text:p text:style-name="a8" text:class-names="" text:cond-style-name="">total_revenue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draw:frame draw:id="id0" draw:style-name="a2" draw:name="TextBox 1" svg:x="2.69in" svg:y="1.56in" svg:width="1.8in" svg:height="1.78in">
          <draw:text-box>
            <text:p text:style-name="a1" text:class-names="" text:cond-style-name=""><text:span text:style-name="a0" text:class-names=""/></text:p>
          </draw:text-box>
          <svg:title/>
          <svg:desc/>
        </draw:frame>
        <draw:frame draw:id="id1" draw:style-name="a7" draw:name="TextBox 2" svg:x="2.16833in" svg:y="1.89778in" svg:width="2.57in" svg:height="2.2in">
          <draw:text-box>
            <text:p text:style-name="a6" text:class-names="" text:cond-style-name=""><text:span text:style-name="a3" text:class-names="">5.41%</text:span><text:span text:style-name="a4" text:class-names=""><text:s text:c="1"/></text:span><text:span text:style-name="a5" text:class-names=""/></text:p>
          </draw:text-box>
          <svg:title/>
          <svg:desc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_revenue</text:p>
              </table:table-cell>
            </table:table-row>
          </table:table-header-rows>
          <table:table-row>
            <table:table-cell office:value-type="string">
              <text:p>Bacardi</text:p>
            </table:table-cell>
            <table:table-cell office:value-type="float" office:value="21216356.719999999"/>
          </table:table-row>
          <table:table-row>
            <table:table-cell office:value-type="string">
              <text:p>Rest of Market</text:p>
            </table:table-cell>
            <table:table-cell office:value-type="float" office:value="371076666.88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